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62e3" officeooo:paragraph-rsid="000f62e3"/>
    </style:style>
    <style:style style:name="P2" style:family="paragraph" style:parent-style-name="Standard" style:list-style-name="L1">
      <style:text-properties officeooo:rsid="000f62e3" officeooo:paragraph-rsid="000f62e3"/>
    </style:style>
    <style:style style:name="P3" style:family="paragraph" style:parent-style-name="Standard" style:list-style-name="L2">
      <style:text-properties officeooo:rsid="000f62e3" officeooo:paragraph-rsid="000f62e3"/>
    </style:style>
    <style:style style:name="P4" style:family="paragraph" style:parent-style-name="Standard" style:list-style-name="L3">
      <style:text-properties officeooo:rsid="000f62e3" officeooo:paragraph-rsid="000f62e3"/>
    </style:style>
    <style:style style:name="P5" style:family="paragraph" style:parent-style-name="Standard" style:list-style-name="L4">
      <style:text-properties officeooo:rsid="000f62e3" officeooo:paragraph-rsid="000f62e3"/>
    </style:style>
    <style:style style:name="P6" style:family="paragraph" style:parent-style-name="Standard" style:list-style-name="L1">
      <style:text-properties officeooo:paragraph-rsid="000f62e3"/>
    </style:style>
    <style:style style:name="P7" style:family="paragraph" style:parent-style-name="Standard" style:list-style-name="L4">
      <style:text-properties officeooo:paragraph-rsid="000f62e3"/>
    </style:style>
    <style:style style:name="T1" style:family="text">
      <style:text-properties officeooo:rsid="000f62e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ginal post</text:p>
      <text:p text:style-name="P1"/>
      <text:list xml:id="list3376083771" text:style-name="L1">
        <text:list-item>
          <text:p text:style-name="P6"><text:span text:style-name="T1">Cute!</text:span></text:p>
        </text:list-item>
        <text:list-item>
          <text:p text:style-name="P2">Lol, should be pig ears, not cat ears</text:p>
        </text:list-item>
        <text:list-item>
          <text:p text:style-name="P2">Fatty, haha</text:p>
        </text:list-item>
        <text:list-item>
          <text:p text:style-name="P2">Don’t listen to them</text:p>
        </text:list-item>
      </text:list>
      <text:p text:style-name="P1"/>
      <text:list xml:id="list2615663884" text:style-name="L2">
        <text:list-item>
          <text:p text:style-name="P3">Nice picture! Don’t worry about the haters</text:p>
        </text:list-item>
        <text:list-item>
          <text:p text:style-name="P3">Maybe you should eat a bit less…</text:p>
        </text:list-item>
        <text:list-item>
          <text:p text:style-name="P3">Ignore</text:p>
        </text:list-item>
        <text:list-item>
          <text:p text:style-name="P3">Report</text:p>
        </text:list-item>
      </text:list>
      <text:p text:style-name="P1"/>
      <text:p text:style-name="P1">Follow-up whatsapp convo</text:p>
      <text:p text:style-name="P1"/>
      <text:list xml:id="list768498592" text:style-name="L3">
        <text:list-item>
          <text:p text:style-name="P4">Hey, why did you leave that mean comment on my post, I thought we were friends / Thank you for the nice comment, it means a lot</text:p>
        </text:list-item>
      </text:list>
      <text:list xml:id="list358984639" text:style-name="L4">
        <text:list-item>
          <text:p text:style-name="P7"><text:span text:style-name="T1">If mean</text:span></text:p>
          <text:list>
            <text:list-item>
              <text:p text:style-name="P5">You thought wrong lol, who wants to be friends with you</text:p>
            </text:list-item>
            <text:list-item>
              <text:p text:style-name="P5">I’m sorry, I didn’t think before posting</text:p>
            </text:list-item>
          </text:list>
        </text:list-item>
        <text:list-item>
          <text:p text:style-name="P5">if nice</text:p>
          <text:list>
            <text:list-item>
              <text:p text:style-name="P5">Of course, I’m here for you!! You should talk to one of the teachers about this, those guys are getting out of hand</text:p>
            </text:list-item>
            <text:list-item>
              <text:p text:style-name="P5">Haha, fatty thought that was for real, lol XDXD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07:49:58.570876393</meta:creation-date>
    <dc:date>2022-12-15T08:52:14.732993831</dc:date>
    <meta:editing-duration>PT52M6S</meta:editing-duration>
    <meta:editing-cycles>1</meta:editing-cycles>
    <meta:document-statistic meta:table-count="0" meta:image-count="0" meta:object-count="0" meta:page-count="1" meta:paragraph-count="17" meta:word-count="132" meta:character-count="633" meta:non-whitespace-character-count="521"/>
    <meta:generator>LibreOffice/7.3.7.2$Linux_X86_64 LibreOffice_project/30$Build-2</meta:generator>
  </office:meta>
</office:document-meta>
</file>